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officeooo:rsid="0014479a"/>
    </style:style>
    <style:style style:name="T2" style:family="text">
      <style:text-properties officeooo:rsid="001601f7"/>
    </style:style>
    <style:style style:name="T3" style:family="text">
      <style:text-properties fo:font-weight="normal" officeooo:rsid="001601f7" style:font-weight-asian="normal"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1874in" svg:y="0.1874in" svg:width="0.5in" draw:z-index="0">
        <draw:text-box fo:min-height="0.5in">
          <text:p text:style-name="P1"/>
        </draw:text-box>
      </draw:frame>
      <text:p text:style-name="Title">Image Colorization</text:p>
      <text:p text:style-name="P1"><text:span text:style-name="T1">We can t</text:span>rain a machine learning model to add color to black and white photos. This can breathe new life into historical photos or your personal black and white archive.</text:p>
      <text:h text:style-name="Heading_20_1" text:outline-level="1">Technical Details:</text:h>
      <text:p text:style-name="Text_20_body"><text:span text:style-name="Strong_20_Emphasis">Data: </text:span>You'll need a dataset of paired images - black and white photos alongside their colorized versions. Public datasets or manually colorized photos from your archive can work.</text:p>
      <text:p text:style-name="Text_20_body"><text:span text:style-name="Strong_20_Emphasis">Model : </text:span><text:span text:style-name="Strong_20_Emphasis"><text:span text:style-name="T3">we can use a suitable supervised model.</text:span></text:span></text:p>
      <text:p text:style-name="P2"><text:span text:style-name="Strong_20_Emphasis">Training Process: </text:span>The model learns the relationship between black and white and color images. During training, it adjusts its internal parameters to minimize the difference between the model's predicted colorized image and the actual color image in the paired data.</text:p>
      <text:h text:style-name="Heading_20_1" text:outline-level="1"><text:line-break/><text:span text:style-name="Strong_20_Emphasis">Challenges:</text:span></text:h>
      <text:p text:style-name="P2"><text:span text:style-name="Strong_20_Emphasis">Data Quality: </text:span>The quality and size of your training data can significantly impact the model's performance.</text:p>
      <text:p text:style-name="P2"><text:span text:style-name="Strong_20_Emphasis">Color Accuracy: </text:span>Matching the original colors perfectly might be difficult, especially for historical photos where reference may not be available.</text:p>
      <text:p text:style-name="P2"><text:span text:style-name="Strong_20_Emphasis">Fine-tuning the Model: </text:span>Balancing color accuracy with natural-looking results requires careful training and hyper parameter tuning.</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0:47:30.553162207</meta:creation-date>
    <dc:date>2024-04-15T10:58:35.643841666</dc:date>
    <meta:editing-duration>PT11M7S</meta:editing-duration>
    <meta:editing-cycles>2</meta:editing-cycles>
    <meta:generator>LibreOffice/24.2.2.2$Linux_X86_64 LibreOffice_project/420$Build-2</meta:generator>
    <meta:document-statistic meta:table-count="0" meta:image-count="0" meta:object-count="0" meta:page-count="1" meta:paragraph-count="10" meta:word-count="164" meta:character-count="1087" meta:non-whitespace-character-count="932"/>
  </office:meta>
</office:document-meta>
</file>